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StateAction.act( Redirector redirector , SourceResolver resolver , Map objectModel , String src , Parameters pa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essionStateAction.configure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